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90" table:default-cell-style-name="Default"/>
        <table:table-column table:style-name="co2" table:default-cell-style-name="Default"/>
        <table:table-column table:style-name="co3" table:number-columns-repeated="93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28 Entscheidungen gesamt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 calcext:value-type="string">
            <text:p>14 outer space <text:s text:c="3"/>(50%)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o <text:s/>outer spac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3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93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9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8:26:13.926482378</meta:creation-date>
    <dc:date>2018-06-22T10:13:12.930643681</dc:date>
    <meta:editing-duration>PT1H16M36S</meta:editing-duration>
    <meta:editing-cycles>3</meta:editing-cycles>
    <meta:generator>LibreOffice/4.2.8.2$Linux_X86_64 LibreOffice_project/420m0$Build-2</meta:generator>
    <meta:document-statistic meta:table-count="1" meta:cell-count="199" meta:object-count="0"/>
  </office:meta>
</office:document-meta>
</file>